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2C55FAC1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8fec"/>
    </style:style>
    <style:style style:name="P2" style:family="paragraph" style:parent-style-name="Standard">
      <style:paragraph-properties fo:text-align="start" style:justify-single-word="false"/>
      <style:text-properties officeooo:paragraph-rsid="001a8fe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8fec"/>
    </style:style>
    <style:style style:name="T1" style:family="text">
      <style:text-properties style:text-position="super 58%"/>
    </style:style>
    <style:style style:name="T2" style:family="text">
      <style:text-properties officeooo:rsid="000bc1da"/>
    </style:style>
    <style:style style:name="T3" style:family="text">
      <style:text-properties officeooo:rsid="001bc049"/>
    </style:style>
    <style:style style:name="T4" style:family="text">
      <style:text-properties officeooo:rsid="001cbd4f"/>
    </style:style>
    <style:style style:name="T5" style:family="text">
      <style:text-properties officeooo:rsid="001e89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Distance, Velocity, and Time</text:p>
      <text:p text:style-name="P1"/>
      <text:list xml:id="list8518981432765366131" text:style-name="L1">
        <text:list-item>
          <text:p text:style-name="P3">You are being chased by velociraptors. <text:s/>If you know that it takes a velociraptor 4 seconds to run 1<text:span text:style-name="T3">2</text:span>0 meters, what is the minimum speed you need to drive (in meters per second) in order to <text:span text:style-name="T2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215336854073481" text:continue-numbering="true" text:style-name="L1">
        <text:list-item>
          <text:p text:style-name="P3">A bowling alley is 19.16 meters long. <text:s/>If it takes <text:span text:style-name="T3">3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215337546084597" text:continue-numbering="true" text:style-name="L1">
        <text:list-item>
          <text:p text:style-name="P3">How far does a baseball travel if it is airborne for 10 seconds, traveling at a speed of <text:span text:style-name="T4">6</text:span>0 m/s?</text:p>
        </text:list-item>
      </text:list>
      <text:p text:style-name="P2"/>
      <text:p text:style-name="P2"/>
      <text:p text:style-name="P2"/>
      <text:p text:style-name="P2"/>
      <text:list xml:id="list215336905868681" text:continue-numbering="true" text:style-name="L1">
        <text:list-item>
          <text:p text:style-name="P3">Thunderstorm is moving in from the north. <text:s/>It is traveling at a speed of <text:span text:style-name="T4">3</text:span> m/s toward the south. <text:s/>If it will take the storm 7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215337128709272" text:continue-numbering="true" text:style-name="L1">
        <text:list-item>
          <text:p text:style-name="P3">Sound travels through the air at an average speed of 343 m/s. If a lightning bolt is seen 1<text:span text:style-name="T4">5</text:span>00 m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215337397458307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15337131741196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5">0</text:span>,000 meters away. <text:s/>For the first <text:span text:style-name="T5">2</text:span>,<text:span text:style-name="T5">5</text:span>00 meters you travel at an average rate of 1 meter per second. <text:s/>You then meet a brainless companion who likes to dance and sing, which only <text:s/>slows you down to a speed of 0.5 meters per second for the next <text:span text:style-name="T5">2,5</text:span>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5338093155524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5336749568318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5338002749078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215336416699858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215336741045021" text:continue-numbering="true" text:style-name="L1">
        <text:list-item>
          <text:p text:style-name="P3">Frodo and Sam are <text:span text:style-name="T5">7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5336971712293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1" text:anchor-type="paragraph" svg:x="-0.1457in" svg:y="-0.5083in" svg:width="1in" svg:height="1in" draw:z-index="3"><draw:image xlink:href="Pictures/100002010000012C0000012C2C55FAC1.png" xlink:type="simple" xlink:show="embed" xlink:actuate="onLoad"/></draw:frame> <text:s text:c="20"/>Name:<text:tab/><text:tab/><text:date style:data-style-name="N37" text:date-value="2013-11-02T21:53:36.136827156" text:date-adjust="PT24H00M00S">11/03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2T21:39:44.730237644</meta:creation-date>
    <meta:editing-duration>PT2M52S</meta:editing-duration>
    <meta:editing-cycles>6</meta:editing-cycles>
    <meta:generator>LibreOffice/4.1.2.3$Linux_X86_64 LibreOffice_project/410$Build-3</meta:generator>
    <meta:initial-creator>Jonas Williamson</meta:initial-creator>
    <dc:date>2013-11-02T21:53:36.111969875</dc:date>
    <dc:creator>Jonas Williamson</dc:creator>
    <meta:document-statistic meta:table-count="0" meta:image-count="2" meta:object-count="0" meta:page-count="2" meta:paragraph-count="18" meta:word-count="483" meta:character-count="2432" meta:non-whitespace-character-count="1932"/>
  </office:meta>
</office:document-meta>
</file>